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263d877"/>
    </style:style>
    <style:style style:name="P2" style:family="paragraph" style:parent-style-name="Text_20_body">
      <style:text-properties officeooo:paragraph-rsid="027a6c0a"/>
    </style:style>
    <style:style style:name="P3" style:family="paragraph" style:parent-style-name="Text_20_body">
      <style:text-properties officeooo:paragraph-rsid="027b9921"/>
    </style:style>
    <style:style style:name="P4" style:family="paragraph" style:parent-style-name="Text_20_body">
      <style:text-properties officeooo:rsid="0253de4f" officeooo:paragraph-rsid="02553c18"/>
    </style:style>
    <style:style style:name="P5" style:family="paragraph" style:parent-style-name="Text_20_body">
      <style:text-properties officeooo:rsid="02549cd0" officeooo:paragraph-rsid="02549cd0"/>
    </style:style>
    <style:style style:name="P6" style:family="paragraph" style:parent-style-name="Text_20_body">
      <style:text-properties officeooo:rsid="009524be" officeooo:paragraph-rsid="02553c18"/>
    </style:style>
    <style:style style:name="P7" style:family="paragraph" style:parent-style-name="Text_20_body">
      <style:text-properties officeooo:rsid="02553c18" officeooo:paragraph-rsid="02553c18"/>
    </style:style>
    <style:style style:name="P8" style:family="paragraph" style:parent-style-name="Text_20_body">
      <style:text-properties officeooo:rsid="0257530a" officeooo:paragraph-rsid="0257530a"/>
    </style:style>
    <style:style style:name="P9" style:family="paragraph" style:parent-style-name="Text_20_body">
      <style:text-properties officeooo:rsid="025cac41" officeooo:paragraph-rsid="025cac41"/>
    </style:style>
    <style:style style:name="P10" style:family="paragraph" style:parent-style-name="Text_20_body">
      <style:text-properties style:text-underline-style="solid" style:text-underline-width="auto" style:text-underline-color="font-color" fo:font-weight="bold" officeooo:rsid="025cac41" officeooo:paragraph-rsid="025cac41"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25d088c" officeooo:paragraph-rsid="025d088c" style:font-weight-asian="bold" style:font-weight-complex="bold"/>
    </style:style>
    <style:style style:name="P12" style:family="paragraph" style:parent-style-name="Text_20_body">
      <style:text-properties style:text-underline-style="solid" style:text-underline-width="auto" style:text-underline-color="font-color" fo:font-weight="bold" officeooo:rsid="0261d249" officeooo:paragraph-rsid="0261d249" style:font-weight-asian="bold" style:font-weight-complex="bold"/>
    </style:style>
    <style:style style:name="P13" style:family="paragraph" style:parent-style-name="Text_20_body">
      <style:text-properties officeooo:rsid="025d088c" officeooo:paragraph-rsid="025d088c"/>
    </style:style>
    <style:style style:name="P14" style:family="paragraph" style:parent-style-name="Text_20_body">
      <style:text-properties officeooo:rsid="0261d249" officeooo:paragraph-rsid="025d088c"/>
    </style:style>
    <style:style style:name="P15" style:family="paragraph" style:parent-style-name="Text_20_body">
      <style:text-properties officeooo:rsid="0261dda2" officeooo:paragraph-rsid="0261dda2"/>
    </style:style>
    <style:style style:name="P16" style:family="paragraph" style:parent-style-name="Text_20_body">
      <style:text-properties officeooo:rsid="0272f10f" officeooo:paragraph-rsid="0271cf3b"/>
    </style:style>
    <style:style style:name="P17" style:family="paragraph" style:parent-style-name="Text_20_body">
      <style:text-properties officeooo:rsid="0275ef73" officeooo:paragraph-rsid="0275ef73"/>
    </style:style>
    <style:style style:name="P18" style:family="paragraph" style:parent-style-name="Text_20_body">
      <style:text-properties officeooo:rsid="02785373" officeooo:paragraph-rsid="02785373"/>
    </style:style>
    <style:style style:name="P19" style:family="paragraph" style:parent-style-name="Text_20_body">
      <style:text-properties officeooo:rsid="027c61dc" officeooo:paragraph-rsid="027b9921"/>
    </style:style>
    <style:style style:name="P20" style:family="paragraph" style:parent-style-name="Text_20_body">
      <style:text-properties officeooo:rsid="027e4de4" officeooo:paragraph-rsid="027e4de4"/>
    </style:style>
    <style:style style:name="P21" style:family="paragraph" style:parent-style-name="Text_20_body">
      <style:text-properties officeooo:rsid="027b8c44" officeooo:paragraph-rsid="0284a2e0"/>
    </style:style>
    <style:style style:name="P22" style:family="paragraph" style:parent-style-name="Text_20_body">
      <style:text-properties officeooo:rsid="027b8c44" officeooo:paragraph-rsid="02867709"/>
    </style:style>
    <style:style style:name="P23" style:family="paragraph" style:parent-style-name="Heading_20_1">
      <style:text-properties officeooo:rsid="0255e4ed" officeooo:paragraph-rsid="0255e4ed"/>
    </style:style>
    <style:style style:name="P24" style:family="paragraph" style:parent-style-name="Text_20_body">
      <style:text-properties officeooo:rsid="02896db4" officeooo:paragraph-rsid="02896db4"/>
    </style:style>
    <style:style style:name="P25" style:family="paragraph" style:parent-style-name="Text_20_body" style:list-style-name="L1">
      <style:text-properties officeooo:rsid="02549cd0" officeooo:paragraph-rsid="02549cd0"/>
    </style:style>
    <style:style style:name="P26" style:family="paragraph" style:parent-style-name="Text_20_body" style:list-style-name="L1">
      <style:text-properties officeooo:rsid="02553c18" officeooo:paragraph-rsid="02553c18"/>
    </style:style>
    <style:style style:name="P27" style:family="paragraph" style:parent-style-name="Text_20_body" style:list-style-name="L2">
      <style:text-properties officeooo:paragraph-rsid="02594e54"/>
    </style:style>
    <style:style style:name="P28" style:family="paragraph" style:parent-style-name="Text_20_body" style:list-style-name="L3">
      <style:text-properties officeooo:rsid="025cac41" officeooo:paragraph-rsid="025cac41"/>
    </style:style>
    <style:style style:name="P29" style:family="paragraph" style:parent-style-name="Text_20_body" style:list-style-name="L4">
      <style:text-properties officeooo:rsid="025cac41" officeooo:paragraph-rsid="025cac41"/>
    </style:style>
    <style:style style:name="P30" style:family="paragraph" style:parent-style-name="Text_20_body" style:list-style-name="L5">
      <style:text-properties officeooo:paragraph-rsid="025d088c"/>
    </style:style>
    <style:style style:name="P31" style:family="paragraph" style:parent-style-name="Text_20_body" style:list-style-name="L5">
      <style:text-properties officeooo:paragraph-rsid="0261d249"/>
    </style:style>
    <style:style style:name="P32" style:family="paragraph" style:parent-style-name="Text_20_body" style:list-style-name="L5">
      <style:text-properties officeooo:rsid="025db485" officeooo:paragraph-rsid="025db485"/>
    </style:style>
    <style:style style:name="P33" style:family="paragraph" style:parent-style-name="Text_20_body" style:list-style-name="L5">
      <style:text-properties officeooo:rsid="0261d249" officeooo:paragraph-rsid="0261d249"/>
    </style:style>
    <style:style style:name="P34" style:family="paragraph" style:parent-style-name="Text_20_body" style:list-style-name="L6">
      <style:text-properties officeooo:rsid="0261d249" officeooo:paragraph-rsid="0261d249"/>
    </style:style>
    <style:style style:name="P35" style:family="paragraph" style:parent-style-name="Text_20_body" style:list-style-name="L5">
      <style:text-properties officeooo:rsid="025d088c" officeooo:paragraph-rsid="025d088c"/>
    </style:style>
    <style:style style:name="P36" style:family="paragraph" style:parent-style-name="Text_20_body" style:list-style-name="L6">
      <style:text-properties officeooo:rsid="0261dda2" officeooo:paragraph-rsid="0261dda2"/>
    </style:style>
    <style:style style:name="P37" style:family="paragraph" style:parent-style-name="Text_20_body" style:list-style-name="L7">
      <style:text-properties officeooo:paragraph-rsid="026728e2"/>
    </style:style>
    <style:style style:name="P38" style:family="paragraph" style:parent-style-name="Text_20_body" style:list-style-name="L7">
      <style:text-properties officeooo:paragraph-rsid="0263d877"/>
    </style:style>
    <style:style style:name="P39" style:family="paragraph" style:parent-style-name="Text_20_body" style:list-style-name="L7">
      <style:text-properties officeooo:paragraph-rsid="0271cf3b"/>
    </style:style>
    <style:style style:name="P40" style:family="paragraph" style:parent-style-name="Text_20_body" style:list-style-name="L7">
      <style:text-properties officeooo:rsid="0263d877" officeooo:paragraph-rsid="0263d877"/>
    </style:style>
    <style:style style:name="P41" style:family="paragraph" style:parent-style-name="Text_20_body" style:list-style-name="L7">
      <style:text-properties officeooo:rsid="0271cf3b" officeooo:paragraph-rsid="0271cf3b"/>
    </style:style>
    <style:style style:name="P42" style:family="paragraph" style:parent-style-name="Text_20_body">
      <style:text-properties officeooo:rsid="0283b275" officeooo:paragraph-rsid="027a6c0a"/>
    </style:style>
    <style:style style:name="P43" style:family="paragraph" style:parent-style-name="Text_20_body">
      <style:text-properties officeooo:rsid="0283b275" officeooo:paragraph-rsid="02899a2b"/>
    </style:style>
    <style:style style:name="P44" style:family="paragraph" style:parent-style-name="Text_20_body">
      <style:text-properties officeooo:rsid="0284a2e0" officeooo:paragraph-rsid="0283b275"/>
    </style:style>
    <style:style style:name="P45" style:family="paragraph" style:parent-style-name="Text_20_body">
      <style:text-properties officeooo:rsid="0284a2e0" officeooo:paragraph-rsid="028c0a0c"/>
    </style:style>
    <style:style style:name="P46" style:family="paragraph" style:parent-style-name="Text_20_body">
      <style:text-properties officeooo:rsid="0284a2e0" officeooo:paragraph-rsid="028c406c"/>
    </style:style>
    <style:style style:name="P47" style:family="paragraph" style:parent-style-name="Text_20_body">
      <style:text-properties officeooo:rsid="0284a2e0" officeooo:paragraph-rsid="028f1840"/>
    </style:style>
    <style:style style:name="P48" style:family="paragraph" style:parent-style-name="Text_20_body">
      <style:text-properties officeooo:rsid="0284a2e0" officeooo:paragraph-rsid="02917a1b"/>
    </style:style>
    <style:style style:name="P49" style:family="paragraph" style:parent-style-name="Text_20_body">
      <style:text-properties officeooo:rsid="0284a2e0" officeooo:paragraph-rsid="02932354"/>
    </style:style>
    <style:style style:name="P50" style:family="paragraph" style:parent-style-name="Text_20_body">
      <style:text-properties officeooo:rsid="0284a2e0" officeooo:paragraph-rsid="02939d5f"/>
    </style:style>
    <style:style style:name="P51" style:family="paragraph" style:parent-style-name="Text_20_body">
      <style:text-properties officeooo:rsid="0284a2e0" officeooo:paragraph-rsid="02956421"/>
    </style:style>
    <style:style style:name="P52" style:family="paragraph" style:parent-style-name="Text_20_body">
      <style:text-properties officeooo:rsid="0284a2e0" officeooo:paragraph-rsid="0295bd5c"/>
    </style:style>
    <style:style style:name="P53" style:family="paragraph" style:parent-style-name="Text_20_body">
      <style:text-properties officeooo:rsid="0284a2e0" officeooo:paragraph-rsid="0296e711"/>
    </style:style>
    <style:style style:name="P54" style:family="paragraph" style:parent-style-name="Text_20_body">
      <style:text-properties fo:font-weight="bold" officeooo:rsid="0284a2e0" officeooo:paragraph-rsid="0296e711" style:font-weight-asian="bold" style:font-weight-complex="bold"/>
    </style:style>
    <style:style style:name="P55" style:family="paragraph" style:parent-style-name="Text_20_body">
      <style:text-properties officeooo:paragraph-rsid="029896c7"/>
    </style:style>
    <style:style style:name="P56" style:family="paragraph" style:parent-style-name="Text_20_body">
      <style:text-properties officeooo:paragraph-rsid="02990ce1"/>
    </style:style>
    <style:style style:name="P57" style:family="paragraph" style:parent-style-name="Text_20_body">
      <style:text-properties officeooo:paragraph-rsid="0299f081"/>
    </style:style>
    <style:style style:name="P58" style:family="paragraph" style:parent-style-name="Text_20_body">
      <style:text-properties officeooo:paragraph-rsid="029aa17b"/>
    </style:style>
    <style:style style:name="P59" style:family="paragraph" style:parent-style-name="Text_20_body">
      <style:text-properties officeooo:paragraph-rsid="029dd47c"/>
    </style:style>
    <style:style style:name="P60" style:family="paragraph" style:parent-style-name="Text_20_body">
      <style:text-properties officeooo:paragraph-rsid="029f6122"/>
    </style:style>
    <style:style style:name="P61" style:family="paragraph" style:parent-style-name="Text_20_body">
      <style:text-properties officeooo:paragraph-rsid="02a14c41"/>
    </style:style>
    <style:style style:name="P62" style:family="paragraph" style:parent-style-name="Text_20_body">
      <style:text-properties officeooo:paragraph-rsid="02a27a6b"/>
    </style:style>
    <style:style style:name="P63" style:family="paragraph" style:parent-style-name="Text_20_body">
      <style:text-properties officeooo:paragraph-rsid="02a431ae"/>
    </style:style>
    <style:style style:name="P64" style:family="paragraph" style:parent-style-name="Text_20_body">
      <style:text-properties officeooo:paragraph-rsid="02a5ac82"/>
    </style:style>
    <style:style style:name="P65" style:family="paragraph" style:parent-style-name="Text_20_body" style:list-style-name="L8">
      <style:text-properties officeooo:paragraph-rsid="02a676b7"/>
    </style:style>
    <style:style style:name="P66" style:family="paragraph" style:parent-style-name="Text_20_body">
      <style:text-properties officeooo:paragraph-rsid="02a676b7"/>
    </style:style>
    <style:style style:name="P67" style:family="paragraph" style:parent-style-name="Text_20_body">
      <style:text-properties officeooo:paragraph-rsid="02a69535"/>
    </style:style>
    <style:style style:name="P68" style:family="paragraph" style:parent-style-name="Text_20_body" style:list-style-name="L9">
      <style:text-properties officeooo:paragraph-rsid="02a69535"/>
    </style:style>
    <style:style style:name="P69" style:family="paragraph" style:parent-style-name="Text_20_body" style:list-style-name="L9">
      <style:text-properties officeooo:paragraph-rsid="02a74d39"/>
    </style:style>
    <style:style style:name="P70" style:family="paragraph" style:parent-style-name="Text_20_body">
      <style:text-properties officeooo:paragraph-rsid="02a7b3aa"/>
    </style:style>
    <style:style style:name="P71" style:family="paragraph" style:parent-style-name="Text_20_body">
      <style:text-properties officeooo:paragraph-rsid="02a83ab6"/>
    </style:style>
    <style:style style:name="P72" style:family="paragraph" style:parent-style-name="Text_20_body" style:list-style-name="L10">
      <style:text-properties officeooo:paragraph-rsid="02a83ab6"/>
    </style:style>
    <style:style style:name="P73" style:family="paragraph" style:parent-style-name="Text_20_body" style:list-style-name="L10">
      <style:text-properties officeooo:paragraph-rsid="02a971b6"/>
    </style:style>
    <style:style style:name="P74" style:family="paragraph" style:parent-style-name="Text_20_body" style:list-style-name="L10">
      <style:text-properties officeooo:paragraph-rsid="02aa218f"/>
    </style:style>
    <style:style style:name="P75" style:family="paragraph" style:parent-style-name="Text_20_body">
      <style:text-properties officeooo:paragraph-rsid="02aa218f"/>
    </style:style>
    <style:style style:name="P76" style:family="paragraph" style:parent-style-name="Text_20_body">
      <style:text-properties officeooo:paragraph-rsid="02abbbf1"/>
    </style:style>
    <style:style style:name="P77" style:family="paragraph" style:parent-style-name="Text_20_body" style:list-style-name="L11">
      <style:text-properties officeooo:paragraph-rsid="02abbbf1"/>
    </style:style>
    <style:style style:name="P78" style:family="paragraph" style:parent-style-name="Text_20_body" style:list-style-name="L11">
      <style:text-properties officeooo:paragraph-rsid="02ad12cc"/>
    </style:style>
    <style:style style:name="P79" style:family="paragraph" style:parent-style-name="Text_20_body" style:list-style-name="L11">
      <style:text-properties officeooo:paragraph-rsid="02aefd05"/>
    </style:style>
    <style:style style:name="P80" style:family="paragraph" style:parent-style-name="Text_20_body" style:list-style-name="L11">
      <style:text-properties officeooo:paragraph-rsid="02b0e75f"/>
    </style:style>
    <style:style style:name="P81" style:family="paragraph" style:parent-style-name="Text_20_body">
      <style:text-properties officeooo:paragraph-rsid="02b2b124"/>
    </style:style>
    <style:style style:name="P82" style:family="paragraph" style:parent-style-name="Text_20_body" style:list-style-name="L12">
      <style:text-properties officeooo:paragraph-rsid="02b2b124"/>
    </style:style>
    <style:style style:name="P83" style:family="paragraph" style:parent-style-name="Text_20_body" style:list-style-name="L12">
      <style:text-properties officeooo:paragraph-rsid="02b6e88a"/>
    </style:style>
    <style:style style:name="P84" style:family="paragraph" style:parent-style-name="Text_20_body" style:list-style-name="L12">
      <style:text-properties officeooo:paragraph-rsid="02babd63"/>
    </style:style>
    <style:style style:name="P85" style:family="paragraph" style:parent-style-name="Text_20_body" style:list-style-name="L12">
      <style:text-properties officeooo:paragraph-rsid="02bd801c"/>
    </style:style>
    <style:style style:name="P86" style:family="paragraph" style:parent-style-name="Text_20_body" style:list-style-name="L12">
      <style:text-properties officeooo:paragraph-rsid="02be404b"/>
    </style:style>
    <style:style style:name="P87" style:family="paragraph" style:parent-style-name="Text_20_body" style:list-style-name="L12">
      <style:text-properties officeooo:paragraph-rsid="02c1fb61"/>
    </style:style>
    <style:style style:name="P88" style:family="paragraph" style:parent-style-name="Text_20_body">
      <style:text-properties officeooo:paragraph-rsid="02b53717"/>
    </style:style>
    <style:style style:name="P89" style:family="paragraph" style:parent-style-name="Heading_20_1" style:master-page-name="Standard">
      <style:paragraph-properties style:page-number="auto"/>
      <style:text-properties officeooo:rsid="0253de4f" officeooo:paragraph-rsid="0253de4f"/>
    </style:style>
    <style:style style:name="P90" style:family="paragraph" style:parent-style-name="Heading_20_2">
      <style:text-properties officeooo:rsid="025cac41" officeooo:paragraph-rsid="025cac41"/>
    </style:style>
    <style:style style:name="P91" style:family="paragraph" style:parent-style-name="Heading_20_2">
      <style:text-properties officeooo:rsid="0274bedc" officeooo:paragraph-rsid="0274bedc"/>
    </style:style>
    <style:style style:name="P92" style:family="paragraph">
      <style:paragraph-properties fo:text-align="center"/>
    </style:style>
    <style:style style:name="T1" style:family="text">
      <style:text-properties officeooo:rsid="02553c18"/>
    </style:style>
    <style:style style:name="T2" style:family="text">
      <style:text-properties officeooo:rsid="02594e54"/>
    </style:style>
    <style:style style:name="T3" style:family="text">
      <style:text-properties officeooo:rsid="025b19ef"/>
    </style:style>
    <style:style style:name="T4" style:family="text">
      <style:text-properties officeooo:rsid="025b8894"/>
    </style:style>
    <style:style style:name="T5" style:family="text">
      <style:text-properties officeooo:rsid="025be25d"/>
    </style:style>
    <style:style style:name="T6" style:family="text">
      <style:text-properties officeooo:rsid="025d088c"/>
    </style:style>
    <style:style style:name="T7" style:family="text">
      <style:text-properties officeooo:rsid="025db485"/>
    </style:style>
    <style:style style:name="T8" style:family="text">
      <style:text-properties officeooo:rsid="025ee614"/>
    </style:style>
    <style:style style:name="T9" style:family="text">
      <style:text-properties officeooo:rsid="026063b6"/>
    </style:style>
    <style:style style:name="T10" style:family="text">
      <style:text-properties officeooo:rsid="026188b9"/>
    </style:style>
    <style:style style:name="T11" style:family="text">
      <style:text-properties officeooo:rsid="0261d249"/>
    </style:style>
    <style:style style:name="T12" style:family="text">
      <style:text-properties officeooo:rsid="0263d877"/>
    </style:style>
    <style:style style:name="T13" style:family="text">
      <style:text-properties officeooo:rsid="02662af1"/>
    </style:style>
    <style:style style:name="T14" style:family="text">
      <style:text-properties officeooo:rsid="026728e2"/>
    </style:style>
    <style:style style:name="T15" style:family="text">
      <style:text-properties officeooo:rsid="02693721"/>
    </style:style>
    <style:style style:name="T16" style:family="text">
      <style:text-properties officeooo:rsid="026b2edb"/>
    </style:style>
    <style:style style:name="T17" style:family="text">
      <style:text-properties officeooo:rsid="026cbcff"/>
    </style:style>
    <style:style style:name="T18" style:family="text">
      <style:text-properties officeooo:rsid="026cbdb7"/>
    </style:style>
    <style:style style:name="T19" style:family="text">
      <style:text-properties officeooo:rsid="026d6c90"/>
    </style:style>
    <style:style style:name="T20" style:family="text">
      <style:text-properties officeooo:rsid="026f2a84"/>
    </style:style>
    <style:style style:name="T21" style:family="text">
      <style:text-properties officeooo:rsid="02705d67"/>
    </style:style>
    <style:style style:name="T22" style:family="text">
      <style:text-properties officeooo:rsid="0271cf3b"/>
    </style:style>
    <style:style style:name="T23" style:family="text">
      <style:text-properties officeooo:rsid="0272f10f"/>
    </style:style>
    <style:style style:name="T24" style:family="text">
      <style:text-properties officeooo:rsid="02738f19"/>
    </style:style>
    <style:style style:name="T25" style:family="text">
      <style:text-properties officeooo:rsid="02785373"/>
    </style:style>
    <style:style style:name="T26" style:family="text">
      <style:text-properties officeooo:rsid="027a6c0a"/>
    </style:style>
    <style:style style:name="T27" style:family="text">
      <style:text-properties officeooo:rsid="027b8c44"/>
    </style:style>
    <style:style style:name="T28" style:family="text">
      <style:text-properties officeooo:rsid="027b9921"/>
    </style:style>
    <style:style style:name="T29" style:family="text">
      <style:text-properties officeooo:rsid="027c61dc"/>
    </style:style>
    <style:style style:name="T30" style:family="text">
      <style:text-properties officeooo:rsid="027f4093"/>
    </style:style>
    <style:style style:name="T31" style:family="text">
      <style:text-properties officeooo:rsid="0281321b"/>
    </style:style>
    <style:style style:name="T32" style:family="text">
      <style:text-properties officeooo:rsid="02830933"/>
    </style:style>
    <style:style style:name="T33" style:family="text">
      <style:text-properties officeooo:rsid="028390e5"/>
    </style:style>
    <style:style style:name="T34" style:family="text">
      <style:text-properties officeooo:rsid="0283b275"/>
    </style:style>
    <style:style style:name="T35" style:family="text">
      <style:text-properties officeooo:rsid="0284a2e0"/>
    </style:style>
    <style:style style:name="T36" style:family="text">
      <style:text-properties fo:font-weight="bold" officeooo:rsid="0283b275" style:font-weight-asian="bold" style:font-weight-complex="bold"/>
    </style:style>
    <style:style style:name="T37" style:family="text">
      <style:text-properties fo:font-weight="bold" officeooo:rsid="02917a1b" style:font-weight-asian="bold" style:font-weight-complex="bold"/>
    </style:style>
    <style:style style:name="T38" style:family="text">
      <style:text-properties fo:font-weight="bold" officeooo:rsid="02bf5fe3" style:font-weight-asian="bold" style:font-weight-complex="bold"/>
    </style:style>
    <style:style style:name="T39" style:family="text">
      <style:text-properties officeooo:rsid="02867709"/>
    </style:style>
    <style:style style:name="T40" style:family="text">
      <style:text-properties officeooo:rsid="0288612c"/>
    </style:style>
    <style:style style:name="T41" style:family="text">
      <style:text-properties officeooo:rsid="02899a2b"/>
    </style:style>
    <style:style style:name="T42" style:family="text">
      <style:text-properties officeooo:rsid="028a8ae5"/>
    </style:style>
    <style:style style:name="T43" style:family="text">
      <style:text-properties officeooo:rsid="028c0a0c"/>
    </style:style>
    <style:style style:name="T44" style:family="text">
      <style:text-properties officeooo:rsid="028c406c"/>
    </style:style>
    <style:style style:name="T45" style:family="text">
      <style:text-properties officeooo:rsid="028d99ef"/>
    </style:style>
    <style:style style:name="T46" style:family="text">
      <style:text-properties officeooo:rsid="028f1840"/>
    </style:style>
    <style:style style:name="T47" style:family="text">
      <style:text-properties officeooo:rsid="028fced9"/>
    </style:style>
    <style:style style:name="T48" style:family="text">
      <style:text-properties officeooo:rsid="02917a1b"/>
    </style:style>
    <style:style style:name="T49" style:family="text">
      <style:text-properties officeooo:rsid="02932354"/>
    </style:style>
    <style:style style:name="T50" style:family="text">
      <style:text-properties officeooo:rsid="02939d5f"/>
    </style:style>
    <style:style style:name="T51" style:family="text">
      <style:text-properties officeooo:rsid="02956421"/>
    </style:style>
    <style:style style:name="T52" style:family="text">
      <style:text-properties officeooo:rsid="0295bd5c"/>
    </style:style>
    <style:style style:name="T53" style:family="text">
      <style:text-properties officeooo:rsid="0296e711"/>
    </style:style>
    <style:style style:name="T54" style:family="text">
      <style:text-properties officeooo:rsid="029896c7"/>
    </style:style>
    <style:style style:name="T55" style:family="text">
      <style:text-properties officeooo:rsid="02990ce1"/>
    </style:style>
    <style:style style:name="T56" style:family="text">
      <style:text-properties officeooo:rsid="0299f081"/>
    </style:style>
    <style:style style:name="T57" style:family="text">
      <style:text-properties officeooo:rsid="029aa17b"/>
    </style:style>
    <style:style style:name="T58" style:family="text">
      <style:text-properties officeooo:rsid="029bd30d"/>
    </style:style>
    <style:style style:name="T59" style:family="text">
      <style:text-properties officeooo:rsid="029bf49c"/>
    </style:style>
    <style:style style:name="T60" style:family="text">
      <style:text-properties officeooo:rsid="029dd47c"/>
    </style:style>
    <style:style style:name="T61" style:family="text">
      <style:text-properties officeooo:rsid="029f6122"/>
    </style:style>
    <style:style style:name="T62" style:family="text">
      <style:text-properties officeooo:rsid="02a14c41"/>
    </style:style>
    <style:style style:name="T63" style:family="text">
      <style:text-properties officeooo:rsid="02a27a6b"/>
    </style:style>
    <style:style style:name="T64" style:family="text">
      <style:text-properties officeooo:rsid="02a431ae"/>
    </style:style>
    <style:style style:name="T65" style:family="text">
      <style:text-properties officeooo:rsid="02a5ac82"/>
    </style:style>
    <style:style style:name="T66" style:family="text">
      <style:text-properties officeooo:rsid="02a676b7"/>
    </style:style>
    <style:style style:name="T67" style:family="text">
      <style:text-properties officeooo:rsid="02a69535"/>
    </style:style>
    <style:style style:name="T68" style:family="text">
      <style:text-properties officeooo:rsid="02a74d39"/>
    </style:style>
    <style:style style:name="T69" style:family="text">
      <style:text-properties officeooo:rsid="02a7b3aa"/>
    </style:style>
    <style:style style:name="T70" style:family="text">
      <style:text-properties officeooo:rsid="02a83ab6"/>
    </style:style>
    <style:style style:name="T71" style:family="text">
      <style:text-properties officeooo:rsid="02a971b6"/>
    </style:style>
    <style:style style:name="T72" style:family="text">
      <style:text-properties officeooo:rsid="02aa218f"/>
    </style:style>
    <style:style style:name="T73" style:family="text">
      <style:text-properties officeooo:rsid="02ab4475"/>
    </style:style>
    <style:style style:name="T74" style:family="text">
      <style:text-properties officeooo:rsid="02abbbf1"/>
    </style:style>
    <style:style style:name="T75" style:family="text">
      <style:text-properties officeooo:rsid="02ad12cc"/>
    </style:style>
    <style:style style:name="T76" style:family="text">
      <style:text-properties officeooo:rsid="02ae58e1"/>
    </style:style>
    <style:style style:name="T77" style:family="text">
      <style:text-properties officeooo:rsid="02aefd05"/>
    </style:style>
    <style:style style:name="T78" style:family="text">
      <style:text-properties officeooo:rsid="02b05c66"/>
    </style:style>
    <style:style style:name="T79" style:family="text">
      <style:text-properties officeooo:rsid="02b0e75f"/>
    </style:style>
    <style:style style:name="T80" style:family="text">
      <style:text-properties officeooo:rsid="02b28cac"/>
    </style:style>
    <style:style style:name="T81" style:family="text">
      <style:text-properties officeooo:rsid="02b2b124"/>
    </style:style>
    <style:style style:name="T82" style:family="text">
      <style:text-properties officeooo:rsid="02b53717"/>
    </style:style>
    <style:style style:name="T83" style:family="text">
      <style:text-properties officeooo:rsid="02b5f588"/>
    </style:style>
    <style:style style:name="T84" style:family="text">
      <style:text-properties officeooo:rsid="02b6e88a"/>
    </style:style>
    <style:style style:name="T85" style:family="text">
      <style:text-properties officeooo:rsid="02b79de4"/>
    </style:style>
    <style:style style:name="T86" style:family="text">
      <style:text-properties officeooo:rsid="02babd63"/>
    </style:style>
    <style:style style:name="T87" style:family="text">
      <style:text-properties officeooo:rsid="02bc8bd2"/>
    </style:style>
    <style:style style:name="T88" style:family="text">
      <style:text-properties officeooo:rsid="02bd801c"/>
    </style:style>
    <style:style style:name="T89" style:family="text">
      <style:text-properties officeooo:rsid="02be050c"/>
    </style:style>
    <style:style style:name="T90" style:family="text">
      <style:text-properties officeooo:rsid="02be404b"/>
    </style:style>
    <style:style style:name="T91" style:family="text">
      <style:text-properties officeooo:rsid="02bf5fe3"/>
    </style:style>
    <style:style style:name="T92" style:family="text">
      <style:text-properties officeooo:rsid="02c1e638"/>
    </style:style>
    <style:style style:name="T93" style:family="text">
      <style:text-properties officeooo:rsid="02c1fb61"/>
    </style:style>
    <style:style style:name="T94" style:family="text">
      <style:text-properties officeooo:rsid="02c3b35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Теория управления</text:h>
      <text:p text:style-name="P6"><text:span text:style-name="T1">Поздин Владимир Николаевич. </text:span><text:span text:style-name="T30">1-228 там можно найти. Кафедра автоматики и телемеханики. </text:span><text:span text:style-name="T31">323872 —</text:span><text:span text:style-name="T32"> секретарь. </text:span><text:span text:style-name="T33">640570 — лаборатория, там тоже могут подсказать, где можно найти.</text:span></text:p>
      <text:p text:style-name="P21"><text:span text:style-name="T34">Теория автоматического управления – </text:span><text:span text:style-name="T36">курсач</text:span><text:span text:style-name="T34">. <text:s/></text:span><text:span text:style-name="T35">В библиотеке можно взять. Необязательно делать техническую реализацию, и всё, что касается дискретных систем. </text:span></text:p>
      <text:p text:style-name="P22"><text:span text:style-name="T39">Для структуры нужно будет сделать. Есть разные недостатки, и мы будем делать корректирующие устройства, которые будут улучшать работу устройства </text:span><text:span text:style-name="T40">для получения заданных характеристик.</text:span></text:p>
      <text:p text:style-name="P24">У меня 4 вариант.</text:p>
      <text:p text:style-name="P4">Будет курсовая, можно обратиться и перенести пары.</text:p>
      <text:p text:style-name="P5">Предполагает этот предмет обширное знание математики. </text:p>
      <text:p text:style-name="P5">Литература:</text:p>
      <text:list xml:id="list5819791058745251432" text:style-name="L1">
        <text:list-item>
          <text:p text:style-name="P25">Бесекерский В. А., Попов Е.П. - Теория систем автоматического регулирования.</text:p>
        </text:list-item>
        <text:list-item>
          <text:p text:style-name="P25">Цыпкин Я. З. - Основы теории автоматических систем.</text:p>
        </text:list-item>
        <text:list-item>
          <text:p text:style-name="P25">Воронов Л.А. - Теория автоматического управления.</text:p>
        </text:list-item>
        <text:list-item>
          <text:p text:style-name="P25">Бесекерский В. А., Изранцев В.В. - Системы автоматического управления с микроЭВМ.</text:p>
        </text:list-item>
        <text:list-item>
          <text:p text:style-name="P26">Попов Е.П. - Теория линейных систем автоматического регулирования и управления.</text:p>
        </text:list-item>
        <text:list-item>
          <text:p text:style-name="P26">Первозванский А. А. - Курс теории автоматического управления.</text:p>
        </text:list-item>
      </text:list>
      <text:p text:style-name="P7"/>
      <text:h text:style-name="P23" text:outline-level="1">Вводная лекция. Цели и задачи управления, классификация систем управления.</text:h>
      <text:p text:style-name="P8">Теория управления — науказ,изучающая законы управления, принципы управления, принципы построения систем управления, а также методы анализа и синтеза систем управления.</text:p>
      <text:p text:style-name="P8"/>
      <text:p text:style-name="P8">В зависимости от участия человека в процессе управления, делится на 3 категории:</text:p>
      <text:list xml:id="list4096484826293847804" text:style-name="L2">
        <text:list-item>
          <text:p text:style-name="P27"><text:span text:style-name="T2">Ручное —</text:span><text:span text:style-name="T3"> закон управления формируется напрямую человеком. Управление велосипедом или машиной.</text:span></text:p>
        </text:list-item>
        <text:list-item>
          <text:p text:style-name="P27"><text:span text:style-name="T2">Автоматическое. </text:span><text:span text:style-name="T4">Без участия человека идёт управление. </text:span><text:span text:style-name="T5">Автопилот, например.</text:span></text:p>
        </text:list-item>
        <text:list-item>
          <text:p text:style-name="P27"><text:span text:style-name="T2">Автоматизированное. </text:span><text:span text:style-name="T5">Сочетание ручного и автоматического управления.</text:span></text:p>
        </text:list-item>
      </text:list>
      <text:p text:style-name="P9"/>
      <text:p text:style-name="P9">Любая система управления состоит из 2 частей: </text:p>
      <text:list xml:id="list5099119849863811486" text:style-name="L3">
        <text:list-item>
          <text:p text:style-name="P28"><text:soft-page-break/>объект управления (ОУ)</text:p>
        </text:list-item>
        <text:list-item>
          <text:p text:style-name="P28">управляющее устройство (УУ)</text:p>
        </text:list-item>
      </text:list>
      <text:p text:style-name="P9"><draw:frame text:anchor-type="paragraph" draw:z-index="5" draw:style-name="gr5" svg:width="2.012cm" svg:height="0.671cm" svg:x="7.645cm" svg:y="0.572cm"><draw:text-box><text:p>f(t)</text:p></draw:text-box></draw:frame></text:p>
      <text:p text:style-name="P9"><draw:frame text:anchor-type="paragraph" draw:z-index="6" draw:style-name="gr4" svg:width="1.235cm" svg:height="0.742cm" svg:x="10.432cm" svg:y="0.783cm"><draw:text-box><text:p>x(t)</text:p></draw:text-box></draw:frame><draw:frame text:anchor-type="paragraph" draw:z-index="4" draw:style-name="gr4" svg:width="1.094cm" svg:height="0.742cm" svg:x="4.999cm" svg:y="0.607cm"><draw:text-box><text:p>u(t)</text:p></draw:text-box></draw:frame><draw:frame text:anchor-type="paragraph" draw:z-index="3" draw:style-name="gr3" svg:width="1.024cm" svg:height="0.636cm" svg:x="0.307cm" svg:y="0.748cm"><draw:text-box><text:p>g(t)</text:p></draw:text-box></draw:frame><draw:rect text:anchor-type="paragraph" draw:z-index="1" draw:style-name="gr1" draw:text-style-name="P92" svg:width="3.176cm" svg:height="1.447cm" svg:x="6.445cm" svg:y="0.536cm"><text:p text:style-name="P92">ОУ</text:p></draw:rect><draw:line text:anchor-type="paragraph" draw:z-index="2" draw:style-name="gr2" draw:text-style-name="P92" svg:x1="0.66cm" svg:y1="1.418cm" svg:x2="11.138cm" svg:y2="1.383cm"><text:p/></draw:line><draw:rect text:anchor-type="paragraph" draw:z-index="0" draw:style-name="gr1" draw:text-style-name="P92" svg:width="2.752cm" svg:height="1.235cm" svg:x="1.577cm" svg:y="0.642cm"><text:p text:style-name="P92">УУ</text:p></draw:rect><draw:line text:anchor-type="paragraph" draw:z-index="37" draw:style-name="gr2" draw:text-style-name="P92" svg:x1="8.456cm" svg:y1="0.078cm" svg:x2="8.456cm" svg:y2="0.748cm"><text:p/></draw:line></text:p>
      <text:p text:style-name="P9"/>
      <text:p text:style-name="P9"/>
      <text:p text:style-name="P9"/>
      <text:p text:style-name="P9"><draw:polyline text:anchor-type="paragraph" draw:z-index="21" draw:style-name="gr2" draw:text-style-name="P92" svg:width="0.952cm" svg:height="0.034cm" draw:transform="rotate (1.5707963267949) translate (0.254cm 2.71991666666667cm)" svg:viewBox="0 0 953 35" draw:points="0,35 353,0 706,0 953,35"><text:p/></draw:polyline><draw:line text:anchor-type="paragraph" draw:z-index="20" draw:style-name="gr2" draw:text-style-name="P92" svg:x1="11.155cm" svg:y1="2.79cm" svg:x2="0.289cm" svg:y2="2.755cm"><text:p/></draw:line><draw:line text:anchor-type="paragraph" draw:z-index="19" draw:style-name="gr2" draw:text-style-name="P92" svg:x1="10.908cm" svg:y1="1.383cm" svg:x2="10.908cm" svg:y2="2.755cm"><text:p/></draw:line><draw:line text:anchor-type="paragraph" draw:z-index="18" draw:style-name="gr2" draw:text-style-name="P92" svg:x1="0.183cm" svg:y1="1.803cm" svg:x2="0.395cm" svg:y2="1.556cm"><text:p/></draw:line><draw:line text:anchor-type="paragraph" draw:z-index="17" draw:style-name="gr2" draw:text-style-name="P92" svg:x1="0.148cm" svg:y1="1.662cm" svg:x2="0.395cm" svg:y2="1.415cm"><text:p/></draw:line><draw:line text:anchor-type="paragraph" draw:z-index="16" draw:style-name="gr2" draw:text-style-name="P92" svg:x1="-0.028cm" svg:y1="0.956cm" svg:x2="0.642cm" svg:y2="1.662cm"><text:p/></draw:line><draw:line text:anchor-type="paragraph" draw:z-index="15" draw:style-name="gr2" draw:text-style-name="P92" svg:x1="-0.028cm" svg:y1="1.662cm" svg:x2="0.642cm" svg:y2="0.956cm"><text:p/></draw:line><draw:ellipse text:anchor-type="paragraph" draw:z-index="14" draw:style-name="gr2" draw:text-style-name="P92" svg:width="0.883cm" svg:height="0.918cm" svg:x="-0.24cm" svg:y="0.956cm"><text:p/></draw:ellipse><draw:frame text:anchor-type="paragraph" draw:z-index="13" draw:style-name="gr4" svg:width="1.235cm" svg:height="0.742cm" svg:x="10.432cm" svg:y="0.783cm"><draw:text-box><text:p>x(t)</text:p></draw:text-box></draw:frame><draw:frame text:anchor-type="paragraph" draw:z-index="12" draw:style-name="gr5" svg:width="2.012cm" svg:height="0.671cm" svg:x="7.433cm" svg:y="-0.452cm"><draw:text-box><text:p>f(t)</text:p></draw:text-box></draw:frame><draw:frame text:anchor-type="paragraph" draw:z-index="11" draw:style-name="gr4" svg:width="1.094cm" svg:height="0.742cm" svg:x="4.999cm" svg:y="0.607cm"><draw:text-box><text:p>u(t)</text:p></draw:text-box></draw:frame><draw:frame text:anchor-type="paragraph" draw:z-index="10" draw:style-name="gr3" svg:width="1.024cm" svg:height="0.636cm" svg:x="-1.263cm" svg:y="0.501cm"><draw:text-box><text:p>g(t)</text:p></draw:text-box></draw:frame><draw:line text:anchor-type="paragraph" draw:z-index="9" draw:style-name="gr2" draw:text-style-name="P92" svg:x1="-0.875cm" svg:y1="1.415cm" svg:x2="11.137cm" svg:y2="1.383cm"><text:p/></draw:line><draw:rect text:anchor-type="paragraph" draw:z-index="8" draw:style-name="gr1" draw:text-style-name="P92" svg:width="3.176cm" svg:height="1.447cm" svg:x="6.445cm" svg:y="0.536cm"><text:p text:style-name="P92">ОУ</text:p></draw:rect><draw:rect text:anchor-type="paragraph" draw:z-index="7" draw:style-name="gr1" draw:text-style-name="P92" svg:width="2.752cm" svg:height="1.235cm" svg:x="1.577cm" svg:y="0.642cm"><text:p text:style-name="P92">УУ</text:p></draw:rect><draw:frame text:anchor-type="paragraph" draw:z-index="22" draw:style-name="gr3" svg:width="1.482cm" svg:height="0.636cm" svg:x="0.642cm" svg:y="0.321cm"><draw:text-box><text:p>eps(t)</text:p></draw:text-box></draw:frame><draw:line text:anchor-type="paragraph" draw:z-index="38" draw:style-name="gr2" draw:text-style-name="P92" svg:x1="8.227cm" svg:y1="-0.452cm" svg:x2="8.227cm" svg:y2="0.536cm"><text:p/></draw:line></text:p>
      <text:p text:style-name="P9"/>
      <text:p text:style-name="P9"/>
      <text:p text:style-name="P9"/>
      <text:p text:style-name="P9"/>
      <text:p text:style-name="P9">x(t) — управляемая выходная величина.</text:p>
      <text:p text:style-name="P9">Лампочка разбитая – сумматор сигралов. Где закрашено, там отрицание.</text:p>
      <text:p text:style-name="P9">g(t) — задающее воздействие.</text:p>
      <text:p text:style-name="P9">f(t) — возсущающее воздействие (шум).</text:p>
      <text:p text:style-name="P9">u(t) — управляющее воздействие.</text:p>
      <text:p text:style-name="P9">eps(t) = g(t) — x(t) <text:s/>– <text:s/>ошибка системы.</text:p>
      <text:p text:style-name="P9"/>
      <text:h text:style-name="P90" text:outline-level="2">Классификация</text:h>
      <text:p text:style-name="P10">По количеству входов и выходов:</text:p>
      <text:list xml:id="list3461124981784609555" text:style-name="L4">
        <text:list-item>
          <text:p text:style-name="P29">одномерные системы. 1In 1out;</text:p>
        </text:list-item>
        <text:list-item>
          <text:p text:style-name="P29">многомерные системы. Несколько входов и выходов.</text:p>
        </text:list-item>
      </text:list>
      <text:p text:style-name="P13">Мы занимаемся одномерными системами. Многомертные по суперпозиции раскладваются.</text:p>
      <text:p text:style-name="P13"/>
      <text:p text:style-name="P11">По принципу действия (по принципу управления):</text:p>
      <text:list xml:id="list1417854040436082866" text:style-name="L5">
        <text:list-item>
          <text:p text:style-name="P30"><text:span text:style-name="T6">разомкнутые системы; Это первый график. </text:span><text:span text:style-name="T7"><text:s/></text:span></text:p>
          <text:list>
            <text:list-item>
              <text:p text:style-name="P32">Такие системы хорошо работают при выполнении условий:</text:p>
              <text:list>
                <text:list-item>
                  <text:p text:style-name="P32">достаточно информации о свойствах объекта;</text:p>
                </text:list-item>
                <text:list-item>
                  <text:p text:style-name="P32">незначительное количество или полное отсутствие шумов.</text:p>
                </text:list-item>
              </text:list>
            </text:list-item>
          </text:list>
        </text:list-item>
        <text:list-item>
          <text:p text:style-name="P30"><text:span text:style-name="T6">системы компенсации (управление по возмущению);</text:span><text:span text:style-name="T8"> Гасим шумы, в общем. Плохо что: необходимо измерения или априорного задания возмущения.</text:span></text:p>
        </text:list-item>
      </text:list>
      <text:p text:style-name="P13"><draw:rect text:anchor-type="paragraph" draw:z-index="23" draw:style-name="gr1" draw:text-style-name="P92" svg:width="2.752cm" svg:height="1.235cm" svg:x="1.577cm" svg:y="0.642cm"><text:p text:style-name="P92">УУ</text:p></draw:rect><draw:rect text:anchor-type="paragraph" draw:z-index="24" draw:style-name="gr1" draw:text-style-name="P92" svg:width="3.176cm" svg:height="1.447cm" svg:x="6.445cm" svg:y="0.536cm"><text:p text:style-name="P92">ОУ</text:p></draw:rect><draw:line text:anchor-type="paragraph" draw:z-index="25" draw:style-name="gr2" draw:text-style-name="P92" svg:x1="0.66cm" svg:y1="1.418cm" svg:x2="11.138cm" svg:y2="1.383cm"><text:p/></draw:line><draw:frame text:anchor-type="paragraph" draw:z-index="26" draw:style-name="gr3" svg:width="1.024cm" svg:height="0.636cm" svg:x="0.307cm" svg:y="0.748cm"><draw:text-box><text:p>g(t)</text:p></draw:text-box></draw:frame><draw:frame text:anchor-type="paragraph" draw:z-index="28" draw:style-name="gr4" svg:width="1.235cm" svg:height="0.742cm" svg:x="10.432cm" svg:y="0.783cm"><draw:text-box><text:p>x(t)</text:p></draw:text-box></draw:frame></text:p>
      <text:p text:style-name="P13"><draw:frame text:anchor-type="paragraph" draw:z-index="36" draw:style-name="gr4" svg:width="1.094cm" svg:height="0.742cm" svg:x="4.934cm" svg:y="-0.064cm"><draw:text-box><text:p>u(t)</text:p></draw:text-box></draw:frame></text:p>
      <text:p text:style-name="P13"/>
      <text:p text:style-name="P13"><draw:frame text:anchor-type="paragraph" draw:z-index="35" draw:style-name="gr4" svg:width="1.094cm" svg:height="0.742cm" svg:x="8.527cm" svg:y="-0.134cm"><draw:text-box><text:p>u2(t)</text:p></draw:text-box></draw:frame><draw:line text:anchor-type="paragraph" draw:z-index="34" draw:style-name="gr2" draw:text-style-name="P92" svg:x1="8.65cm" svg:y1="0.21cm" svg:x2="8.086cm" svg:y2="0.078cm"><text:p/></draw:line><draw:line text:anchor-type="paragraph" draw:z-index="33" draw:style-name="gr2" draw:text-style-name="P92" svg:x1="7.662cm" svg:y1="0.457cm" svg:x2="8.015cm" svg:y2="0.078cm"><text:p/></draw:line><draw:line text:anchor-type="paragraph" draw:z-index="32" draw:style-name="gr2" draw:text-style-name="P92" svg:x1="8.085cm" svg:y1="0.845cm" svg:x2="8.05cm" svg:y2="0.078cm"><text:p/></draw:line><draw:line text:anchor-type="paragraph" draw:z-index="30" draw:style-name="gr2" draw:text-style-name="P92" svg:x1="5.299cm" svg:y1="0.466cm" svg:x2="6.446cm" svg:y2="0.078cm"><text:p/></draw:line><draw:frame text:anchor-type="paragraph" draw:z-index="27" draw:style-name="gr5" svg:width="0.9cm" svg:height="0.671cm" svg:x="4.399cm" svg:y="0.466cm"><draw:text-box><text:p>f(t)</text:p></draw:text-box></draw:frame><text:soft-page-break/></text:p>
      <text:p text:style-name="P13"><draw:rect text:anchor-type="paragraph" draw:z-index="29" draw:style-name="gr1" draw:text-style-name="P92" svg:width="3.987cm" svg:height="1.235cm" svg:x="7.415cm" svg:y="-0.072cm"><text:p text:style-name="P92">УУ2</text:p><text:p text:style-name="P92">(гаситель шумов)</text:p></draw:rect><draw:line text:anchor-type="paragraph" draw:z-index="31" draw:style-name="gr2" draw:text-style-name="P92" svg:x1="5.299cm" svg:y1="0.034cm" svg:x2="7.416cm" svg:y2="0.669cm"><text:p/></draw:line></text:p>
      <text:p text:style-name="P13"/>
      <text:list xml:id="list736274874" text:continue-numbering="true" text:style-name="L5">
        <text:list-item>
          <text:p text:style-name="P31"><text:span text:style-name="T6">замкнутые системы;</text:span><text:span text:style-name="T9">(рисовали тоже). </text:span></text:p>
          <text:list>
            <text:list-item>
              <text:p text:style-name="P31"><text:span text:style-name="T9">В первом варианте сигнал возвращался не в сумматор, а сразу в УУ. </text:span><text:span text:style-name="T10"><text:s/></text:span><text:span text:style-name="T11">Они принципиально разные идеалогически. В этом случае </text:span><text:span text:style-name="T11">канал обратной связи – наиболее уязвимое место. Нарушение его работы может привести к полностью неработоспособной системе. </text:span></text:p>
            </text:list-item>
            <text:list-item>
              <text:p text:style-name="P33">В связи с этим ввели сумматор этот. Зачем? Появляется сигнал ошибки eps(t), и по нему можем что-то уже рулить. То есть можем понять, что если eps = g, то произошла ошибка.</text:p>
            </text:list-item>
          </text:list>
        </text:list-item>
        <text:list-item>
          <text:p text:style-name="P30"><text:span text:style-name="T6">комбинированные системы; </text:span><text:span text:style-name="T11">Например, такой вот монстр:</text:span></text:p>
        </text:list-item>
      </text:list>
      <text:p text:style-name="P14"><draw:rect text:anchor-type="paragraph" draw:z-index="60" draw:style-name="gr1" draw:text-style-name="P92" svg:width="1.906cm" svg:height="1.729cm" svg:x="4.187cm" svg:y="0.007cm"><text:p text:style-name="P92">Д </text:p><text:p text:style-name="P92">(датчик)</text:p></draw:rect></text:p>
      <text:p text:style-name="P14"><draw:line text:anchor-type="paragraph" draw:z-index="61" draw:style-name="gr2" draw:text-style-name="P92" svg:x1="2.812cm" svg:y1="2.265cm" svg:x2="4.188cm" svg:y2="0.494cm"><text:p/></draw:line></text:p>
      <text:p text:style-name="P14"><draw:line text:anchor-type="paragraph" draw:z-index="62" draw:style-name="gr2" draw:text-style-name="P92" svg:x1="5.281cm" svg:y1="0.536cm" svg:x2="5.563cm" svg:y2="1.838cm"><text:p/></draw:line></text:p>
      <text:p text:style-name="P14"><draw:frame text:anchor-type="paragraph" draw:z-index="44" draw:style-name="gr5" svg:width="0.989cm" svg:height="0.671cm" svg:x="7.292cm" svg:y="-0.134cm"><draw:text-box><text:p>f(t)</text:p></draw:text-box></draw:frame><draw:line text:anchor-type="paragraph" draw:z-index="46" draw:style-name="gr2" draw:text-style-name="P92" svg:x1="8.456cm" svg:y1="0.078cm" svg:x2="8.456cm" svg:y2="0.748cm"><text:p/></draw:line><draw:frame text:anchor-type="paragraph" draw:z-index="45" draw:style-name="gr4" svg:width="1.235cm" svg:height="0.742cm" svg:x="10.432cm" svg:y="0.783cm"><draw:text-box><text:p>x(t)</text:p></draw:text-box></draw:frame><draw:frame text:anchor-type="paragraph" draw:z-index="43" draw:style-name="gr4" svg:width="1.094cm" svg:height="0.742cm" svg:x="4.999cm" svg:y="0.607cm"><draw:text-box><text:p>u(t)</text:p></draw:text-box></draw:frame><draw:frame text:anchor-type="paragraph" draw:z-index="42" draw:style-name="gr3" svg:width="1.024cm" svg:height="0.636cm" svg:x="0.307cm" svg:y="0.748cm"><draw:text-box><text:p>g(t)</text:p></draw:text-box></draw:frame><draw:line text:anchor-type="paragraph" draw:z-index="41" draw:style-name="gr2" draw:text-style-name="P92" svg:x1="0.66cm" svg:y1="1.418cm" svg:x2="11.138cm" svg:y2="1.383cm"><text:p/></draw:line><draw:rect text:anchor-type="paragraph" draw:z-index="40" draw:style-name="gr1" draw:text-style-name="P92" svg:width="3.176cm" svg:height="1.447cm" svg:x="6.445cm" svg:y="0.536cm"><text:p text:style-name="P92">ОУ</text:p></draw:rect><draw:rect text:anchor-type="paragraph" draw:z-index="39" draw:style-name="gr1" draw:text-style-name="P92" svg:width="2.752cm" svg:height="1.235cm" svg:x="1.577cm" svg:y="0.642cm"><text:p text:style-name="P92">УУ</text:p></draw:rect><draw:line text:anchor-type="paragraph" draw:z-index="68" draw:style-name="gr2" draw:text-style-name="P92" svg:x1="5.81cm" svg:y1="0.67cm" svg:x2="5.563cm" svg:y2="1.132cm"><text:p/></draw:line></text:p>
      <text:p text:style-name="P14"><draw:ellipse text:anchor-type="paragraph" draw:z-index="47" draw:style-name="gr2" draw:text-style-name="P92" svg:width="0.883cm" svg:height="0.918cm" svg:x="0.307cm" svg:y="0.25cm"><text:p/></draw:ellipse><draw:line text:anchor-type="paragraph" draw:z-index="48" draw:style-name="gr2" draw:text-style-name="P92" svg:x1="0.519cm" svg:y1="0.956cm" svg:x2="1.189cm" svg:y2="0.25cm"><text:p/></draw:line><draw:line text:anchor-type="paragraph" draw:z-index="49" draw:style-name="gr2" draw:text-style-name="P92" svg:x1="0.519cm" svg:y1="0.25cm" svg:x2="1.189cm" svg:y2="0.956cm"><text:p/></draw:line><draw:ellipse text:anchor-type="paragraph" draw:z-index="55" draw:style-name="gr2" draw:text-style-name="P92" svg:width="0.883cm" svg:height="0.918cm" svg:x="4.999cm" svg:y="0.215cm"><text:p/></draw:ellipse><draw:line text:anchor-type="paragraph" draw:z-index="56" draw:style-name="gr2" draw:text-style-name="P92" svg:x1="5.211cm" svg:y1="0.921cm" svg:x2="5.881cm" svg:y2="0.215cm"><text:p/></draw:line><draw:line text:anchor-type="paragraph" draw:z-index="57" draw:style-name="gr2" draw:text-style-name="P92" svg:x1="5.211cm" svg:y1="0.215cm" svg:x2="5.881cm" svg:y2="0.921cm"><text:p/></draw:line><draw:line text:anchor-type="paragraph" draw:z-index="67" draw:style-name="gr2" draw:text-style-name="P92" svg:x1="4.999cm" svg:y1="0.113cm" svg:x2="5.563cm" svg:y2="0.282cm"><text:p/></draw:line></text:p>
      <text:p text:style-name="P14"><draw:line text:anchor-type="paragraph" draw:z-index="50" draw:style-name="gr2" draw:text-style-name="P92" svg:x1="0.695cm" svg:y1="0.251cm" svg:x2="0.942cm" svg:y2="0.004cm"><text:p/></draw:line><draw:line text:anchor-type="paragraph" draw:z-index="51" draw:style-name="gr2" draw:text-style-name="P92" svg:x1="0.73cm" svg:y1="0.392cm" svg:x2="0.942cm" svg:y2="0.145cm"><text:p/></draw:line><draw:line text:anchor-type="paragraph" draw:z-index="63" draw:style-name="gr2" draw:text-style-name="P92" svg:x1="10.643cm" svg:y1="-0.028cm" svg:x2="13.43cm" svg:y2="1.341cm"><text:p/></draw:line></text:p>
      <text:p text:style-name="P14"><draw:line text:anchor-type="paragraph" draw:z-index="74" draw:style-name="gr2" draw:text-style-name="P92" svg:x1="3.976cm" svg:y1="-0.071cm" svg:x2="3.447cm" svg:y2="-0.071cm"><text:p/></draw:line><draw:line text:anchor-type="paragraph" draw:z-index="75" draw:style-name="gr2" draw:text-style-name="P92" svg:x1="10.167cm" svg:y1="1.623cm" svg:x2="1.012cm" svg:y2="0.247cm"><text:p/></draw:line><draw:line text:anchor-type="paragraph" draw:z-index="76" draw:style-name="gr2" draw:text-style-name="P92" svg:x1="1.259cm" svg:y1="0.847cm" svg:x2="1.012cm" svg:y2="0.459cm"><text:p/></draw:line><draw:line text:anchor-type="paragraph" draw:z-index="77" draw:style-name="gr2" draw:text-style-name="P92" svg:x1="1.506cm" svg:y1="0.247cm" svg:x2="1.012cm" svg:y2="0.459cm"><text:p/></draw:line><draw:line text:anchor-type="paragraph" draw:z-index="72" draw:style-name="gr2" draw:text-style-name="P92" svg:x1="6.34cm" svg:y1="3.069cm" svg:x2="3.447cm" svg:y2="-0.071cm"><text:p/></draw:line><draw:line text:anchor-type="paragraph" draw:z-index="73" draw:style-name="gr2" draw:text-style-name="P92" svg:x1="3.129cm" svg:y1="0.49cm" svg:x2="3.447cm" svg:y2="-0.071cm"><text:p/></draw:line></text:p>
      <text:list xml:id="list740724503" text:continue-numbering="true" text:style-name="L5">
        <text:list-header>
          <text:p text:style-name="P35"><draw:line text:anchor-type="paragraph" draw:z-index="65" draw:style-name="gr2" draw:text-style-name="P92" svg:x1="11.49cm" svg:y1="0.494cm" svg:x2="11.049cm" svg:y2="0.988cm"><text:p/></draw:line><draw:rect text:anchor-type="paragraph" draw:z-index="58" draw:style-name="gr1" draw:text-style-name="P92" svg:width="1.906cm" svg:height="1.729cm" svg:x="12.831cm" svg:y="0.071cm"><text:p text:style-name="P92">Д </text:p><text:p text:style-name="P92">(датчик)</text:p></draw:rect><draw:line text:anchor-type="paragraph" draw:z-index="54" draw:style-name="gr2" draw:text-style-name="P92" svg:x1="10.379cm" svg:y1="0.145cm" svg:x2="11.049cm" svg:y2="0.851cm"><text:p/></draw:line><draw:line text:anchor-type="paragraph" draw:z-index="53" draw:style-name="gr2" draw:text-style-name="P92" svg:x1="10.379cm" svg:y1="0.851cm" svg:x2="11.049cm" svg:y2="0.145cm"><text:p/></draw:line><draw:ellipse text:anchor-type="paragraph" draw:z-index="52" draw:style-name="gr2" draw:text-style-name="P92" svg:width="0.883cm" svg:height="0.918cm" svg:x="10.167cm" svg:y="0.145cm"><text:p/></draw:ellipse></text:p>
          <text:p text:style-name="P35"><draw:line text:anchor-type="paragraph" draw:z-index="64" draw:style-name="gr2" draw:text-style-name="P92" svg:x1="12.831cm" svg:y1="0.212cm" svg:x2="11.049cm" svg:y2="0.283cm"><text:p/></draw:line><draw:line text:anchor-type="paragraph" draw:z-index="66" draw:style-name="gr2" draw:text-style-name="P92" svg:x1="11.49cm" svg:y1="0.741cm" svg:x2="11.084cm" svg:y2="0.282cm"><text:p/></draw:line></text:p>
          <text:p text:style-name="P35"><draw:rect text:anchor-type="paragraph" draw:z-index="59" draw:style-name="gr1" draw:text-style-name="P92" svg:width="1.906cm" svg:height="1.729cm" svg:x="6.516cm" svg:y="0cm"><text:p text:style-name="P92">Д </text:p><text:p text:style-name="P92">(датчик)</text:p></draw:rect><draw:line text:anchor-type="paragraph" draw:z-index="70" draw:style-name="gr2" draw:text-style-name="P92" svg:x1="10.679cm" svg:y1="0.004cm" svg:x2="10.891cm" svg:y2="1.447cm"><text:p/></draw:line><draw:line text:anchor-type="paragraph" draw:z-index="71" draw:style-name="gr2" draw:text-style-name="P92" svg:x1="11.084cm" svg:y1="0.389cm" svg:x2="10.714cm" svg:y2="0.004cm"><text:p/></draw:line><draw:line text:anchor-type="paragraph" draw:z-index="78" draw:style-name="gr2" draw:text-style-name="P92" svg:x1="10.432cm" svg:y1="0.494cm" svg:x2="10.679cm" svg:y2="0.004cm"><text:p/></draw:line></text:p>
          <text:p text:style-name="P35"/>
          <text:p text:style-name="P35"><draw:line text:anchor-type="paragraph" draw:z-index="69" draw:style-name="gr2" draw:text-style-name="P92" svg:x1="8.421cm" svg:y1="-0.176cm" svg:x2="10.89cm" svg:y2="-0.035cm"><text:p/></draw:line></text:p>
        </text:list-header>
        <text:list-item>
          <text:p text:style-name="P30"><text:span text:style-name="T6">адаптивные системы. </text:span><text:span text:style-name="T11">Адаптируются к изменяющимся внешним условиям. Для этого имеют дополнительные блоки и контуры, которые позволяют анализировать показатели качества процесса управления и показатели внешних условий.</text:span></text:p>
        </text:list-item>
      </text:list>
      <text:p text:style-name="P14"/>
      <text:p text:style-name="P12">По задачам управления.:</text:p>
      <text:list xml:id="list4923780679430500395" text:style-name="L6">
        <text:list-item>
          <text:p text:style-name="P34">Системы стабилизации. g(t) = const. Например, поддержка температуры.</text:p>
        </text:list-item>
        <text:list-item>
          <text:p text:style-name="P36">Системы програмного управления. g(t) — функция времени, и заранее известна.</text:p>
        </text:list-item>
        <text:list-item>
          <text:p text:style-name="P36">Следящие системы. g(t) изменяется во времени и неизвестна заранее.</text:p>
        </text:list-item>
      </text:list>
      <text:p text:style-name="P15"/>
      <text:p text:style-name="P1"><text:span text:style-name="T12">Системы автоматического управления/</text:span><text:span text:style-name="T13">регулирования</text:span><text:span text:style-name="T12"> (САУ/</text:span><text:span text:style-name="T13">САР</text:span><text:span text:style-name="T12">)</text:span></text:p>
      <text:list xml:id="list6062037249344518912" text:style-name="L7">
        <text:list-item>
          <text:p text:style-name="P40">По виду уравнений</text:p>
          <text:list>
            <text:list-item>
              <text:p text:style-name="P40">Стационарные. Все параметры ОУ и УУ постоянны.</text:p>
            </text:list-item>
            <text:list-item>
              <text:p text:style-name="P40"><text:soft-page-break/>Нестационарные.</text:p>
            </text:list-item>
          </text:list>
        </text:list-item>
        <text:list-item>
          <text:p text:style-name="P37"><text:span text:style-name="T14">По хараектеру линейности </text:span><text:span text:style-name="T15">уравнений</text:span><text:span text:style-name="T14">.</text:span></text:p>
          <text:list>
            <text:list-item>
              <text:p text:style-name="P38"><text:span text:style-name="T12">Линейные. </text:span><text:span text:style-name="T15">Системы, которые описываются линейными </text:span><text:span text:style-name="T16">диффурами.</text:span></text:p>
            </text:list-item>
            <text:list-item>
              <text:p text:style-name="P40">Нелинейные.</text:p>
            </text:list-item>
          </text:list>
        </text:list-item>
        <text:list-item>
          <text:p text:style-name="P38"><text:span text:style-name="T12"><text:s/></text:span><text:span text:style-name="T15">По характеру </text:span><text:span text:style-name="T17">пе</text:span><text:span text:style-name="T25">р</text:span><text:span text:style-name="T17">редачи</text:span><text:span text:style-name="T15"> сигналов.</text:span></text:p>
          <text:list>
            <text:list-item>
              <text:p text:style-name="P38"><text:span text:style-name="T12">Непрерывные. </text:span><text:span text:style-name="T19">Все координаты и переменные непрерывны от времени.</text:span></text:p>
            </text:list-item>
            <text:list-item>
              <text:p text:style-name="P38"><text:span text:style-name="T12">Дискретные. </text:span><text:span text:style-name="T20">Есть хоть один квантователь сигнала по времени.</text:span></text:p>
              <text:list>
                <text:list-item>
                  <text:p text:style-name="P40">Цифровые</text:p>
                </text:list-item>
                <text:list-item>
                  <text:p text:style-name="P40">Импульсные</text:p>
                </text:list-item>
              </text:list>
            </text:list-item>
          </text:list>
        </text:list-item>
        <text:list-item>
          <text:p text:style-name="P38"><text:span text:style-name="T12"><text:s/></text:span><text:span text:style-name="T18">По характеру </text:span><text:span text:style-name="T21">процессов в системе.</text:span></text:p>
          <text:list>
            <text:list-item>
              <text:p text:style-name="P38"><text:span text:style-name="T12">Детерменированные. </text:span><text:span text:style-name="T22">Нет случайных процессов.</text:span></text:p>
            </text:list-item>
            <text:list-item>
              <text:p text:style-name="P40">Стохастические.</text:p>
            </text:list-item>
          </text:list>
        </text:list-item>
        <text:list-item>
          <text:p text:style-name="P41">По критерию качества</text:p>
          <text:list>
            <text:list-item>
              <text:p text:style-name="P41">С заданным качеством. Управление без изменения принципа управления. Просто фиксируем ошибку.</text:p>
            </text:list-item>
            <text:list-item>
              <text:p text:style-name="P39"><text:span text:style-name="T22">Оптимальные. УУ или регулятор строится так, чтобы обеспечить <text:s/>минимум или максимум какого-то критерия качества. <text:s/></text:span><text:span text:style-name="T23">Например. Быстро сделать </text:span><text:span text:style-name="T24">расчёт управления, например.</text:span></text:p>
            </text:list-item>
            <text:list-item>
              <text:p text:style-name="P39"><text:span text:style-name="T22">Адаптивные. </text:span><text:span text:style-name="T23">Закон управления изменяется при измененнии условий.</text:span></text:p>
            </text:list-item>
          </text:list>
        </text:list-item>
      </text:list>
      <text:p text:style-name="P16"/>
      <text:h text:style-name="P91" text:outline-level="2">Функциональная схема системы управления.</text:h>
      <text:p text:style-name="P17">Для выполнения задач управления, любая система <text:s/>должна содержать минимально необходимый набор функциональных блоков.</text:p>
      <text:p text:style-name="P17"><draw:line text:anchor-type="paragraph" draw:z-index="94" draw:style-name="gr2" draw:text-style-name="P92" svg:x1="8.297cm" svg:y1="5.04cm" svg:x2="6.216cm" svg:y2="2.394cm"><text:p/></draw:line><draw:line text:anchor-type="paragraph" draw:z-index="93" draw:style-name="gr2" draw:text-style-name="P92" svg:x1="10.273cm" svg:y1="5.039cm" svg:x2="14.118cm" svg:y2="5.392cm"><text:p/></draw:line><draw:line text:anchor-type="paragraph" draw:z-index="91" draw:style-name="gr2" draw:text-style-name="P92" svg:x1="13.236cm" svg:y1="1.441cm" svg:x2="14.294cm" svg:y2="1.406cm"><text:p/></draw:line><draw:line text:anchor-type="paragraph" draw:z-index="90" draw:style-name="gr2" draw:text-style-name="P92" svg:x1="10.238cm" svg:y1="1.547cm" svg:x2="11.049cm" svg:y2="1.512cm"><text:p/></draw:line><draw:line text:anchor-type="paragraph" draw:z-index="89" draw:style-name="gr2" draw:text-style-name="P92" svg:x1="7.063cm" svg:y1="1.617cm" svg:x2="7.98cm" svg:y2="1.617cm"><text:p/></draw:line><draw:line text:anchor-type="paragraph" draw:z-index="88" draw:style-name="gr2" draw:text-style-name="P92" svg:x1="4.064cm" svg:y1="1.688cm" svg:x2="4.911cm" svg:y2="1.688cm"><text:p/></draw:line><draw:line text:anchor-type="paragraph" draw:z-index="87" draw:style-name="gr2" draw:text-style-name="P92" svg:x1="1.383cm" svg:y1="1.688cm" svg:x2="2.018cm" svg:y2="1.688cm"><text:p/></draw:line><draw:rect text:anchor-type="paragraph" draw:z-index="86" draw:style-name="gr1" draw:text-style-name="P92" svg:width="2.329cm" svg:height="1.447cm" svg:x="6.04cm" svg:y="7.262cm"><text:p text:style-name="P92">ИЗ</text:p></draw:rect><draw:rect text:anchor-type="paragraph" draw:z-index="85" draw:style-name="gr1" draw:text-style-name="P92" svg:width="1.976cm" svg:height="1.553cm" svg:x="8.297cm" svg:y="4.016cm"><text:p text:style-name="P92">КУ</text:p></draw:rect><draw:rect text:anchor-type="paragraph" draw:z-index="84" draw:style-name="gr1" draw:text-style-name="P92" svg:width="2.117cm" svg:height="1.694cm" svg:x="14.295cm" svg:y="0.489cm"><text:p text:style-name="P92">ОУ</text:p></draw:rect><draw:rect text:anchor-type="paragraph" draw:z-index="83" draw:style-name="gr1" draw:text-style-name="P92" svg:width="2.188cm" svg:height="1.624cm" svg:x="11.049cm" svg:y="0.559cm"><text:p text:style-name="P92">ИУ</text:p></draw:rect><draw:rect text:anchor-type="paragraph" draw:z-index="82" draw:style-name="gr1" draw:text-style-name="P92" svg:width="2.259cm" svg:height="1.553cm" svg:x="7.98cm" svg:y="0.594cm"><text:p text:style-name="P92">УС</text:p></draw:rect><draw:rect text:anchor-type="paragraph" draw:z-index="81" draw:style-name="gr1" draw:text-style-name="P92" svg:width="2.153cm" svg:height="1.447cm" svg:x="4.911cm" svg:y="0.736cm"><text:p text:style-name="P92">ПЭ</text:p></draw:rect><draw:rect text:anchor-type="paragraph" draw:z-index="80" draw:style-name="gr1" draw:text-style-name="P92" svg:width="2.047cm" svg:height="1.377cm" svg:x="2.018cm" svg:y="0.806cm"><text:p text:style-name="P92">СУ</text:p></draw:rect><draw:rect text:anchor-type="paragraph" draw:z-index="79" draw:style-name="gr1" draw:text-style-name="P92" svg:width="2.047cm" svg:height="1.306cm" svg:x="-0.663cm" svg:y="0.877cm"><text:p text:style-name="P92">ЗУ</text:p></draw:rect>ИУ</text:p>
      <text:p text:style-name="P17"/>
      <text:p text:style-name="P17"><draw:line text:anchor-type="paragraph" draw:z-index="92" draw:style-name="gr2" draw:text-style-name="P92" svg:x1="13.836cm" svg:y1="0.03cm" svg:x2="14.118cm" svg:y2="3.981cm"><text:p/></draw:line></text:p>
      <text:p text:style-name="P17"><draw:line text:anchor-type="paragraph" draw:z-index="97" draw:style-name="gr2" draw:text-style-name="P92" svg:x1="15.353cm" svg:y1="0.277cm" svg:x2="15.106cm" svg:y2="6.31cm"><text:p/></draw:line><draw:line text:anchor-type="paragraph" draw:z-index="99" draw:style-name="gr2" draw:text-style-name="P92" svg:x1="6.039cm" svg:y1="6.098cm" svg:x2="3.076cm" svg:y2="0.277cm"><text:p/></draw:line><draw:line text:anchor-type="paragraph" draw:z-index="100" draw:style-name="gr2" draw:text-style-name="P92" svg:x1="2.829cm" svg:y1="0.877cm" svg:x2="3.076cm" svg:y2="0.277cm"><text:p/></draw:line><draw:line text:anchor-type="paragraph" draw:z-index="101" draw:style-name="gr2" draw:text-style-name="P92" svg:x1="3.782cm" svg:y1="0.63cm" svg:x2="3.076cm" svg:y2="0.277cm"><text:p/></draw:line><draw:line text:anchor-type="paragraph" draw:z-index="96" draw:style-name="gr2" draw:text-style-name="P92" svg:x1="6.922cm" svg:y1="0.277cm" svg:x2="6.216cm" svg:y2="0.277cm"><text:p/></draw:line><draw:line text:anchor-type="paragraph" draw:z-index="95" draw:style-name="gr2" draw:text-style-name="P92" svg:x1="6.216cm" svg:y1="0.806cm" svg:x2="6.216cm" svg:y2="0.277cm"><text:p/></draw:line></text:p>
      <text:p text:style-name="P17"/>
      <text:p text:style-name="P17"/>
      <text:p text:style-name="P17"/>
      <text:p text:style-name="P17"/>
      <text:p text:style-name="P17"/>
      <text:p text:style-name="P17"/>
      <text:p text:style-name="P17"/>
      <text:p text:style-name="P17"><draw:line text:anchor-type="paragraph" draw:z-index="98" draw:style-name="gr2" draw:text-style-name="P92" svg:x1="8.368cm" svg:y1="0.595cm" svg:x2="15.106cm" svg:y2="0.666cm"><text:p/></draw:line></text:p>
      <text:p text:style-name="P17"><text:soft-page-break/></text:p>
      <text:p text:style-name="P17"/>
      <text:p text:style-name="P17"/>
      <text:p text:style-name="P17">ЗУ — задающее устройство.</text:p>
      <text:p text:style-name="P17">Су — сравнивающее устройство. Тот сумматор, например.</text:p>
      <text:p text:style-name="P17">ПЭ — преобразовательный элемент. Дя согласования различных частей системы.</text:p>
      <text:p text:style-name="P18">УС — усилитель сигнала.</text:p>
      <text:p text:style-name="P18">ИС — исполнительное устройство.</text:p>
      <text:p text:style-name="P2"><text:span text:style-name="T26">КУ — корректирующее устройство. Местная обратная связь. </text:span><text:span text:style-name="T27">Для улучшения динамических свойств систем. </text:span></text:p>
      <text:p text:style-name="P3"><text:span text:style-name="T28">ИЗ <text:s/>- измеритель. </text:span><text:span text:style-name="T29">Либо датчик.</text:span></text:p>
      <text:p text:style-name="P19"/>
      <text:p text:style-name="P20">Дальше пример системы управления разберём.</text:p>
      <text:p text:style-name="P42"/>
      <text:p text:style-name="P43"><text:span text:style-name="T41">В блокнотике.</text:span></text:p>
      <text:p text:style-name="P43"><text:span text:style-name="T41">Система та может представена быть в виде такой структуры: </text:span></text:p>
      <text:p text:style-name="P44">…. <text:span text:style-name="T42">Там же.</text:span></text:p>
      <text:p text:style-name="P45"><text:span text:style-name="T43">Sum → усилитель → генератор →двигатель → Тактовый генератор → sum</text:span></text:p>
      <text:p text:style-name="P45"><text:span text:style-name="T43"/></text:p>
      <text:p text:style-name="P45"><text:span text:style-name="T43">Д описывается так: Tg dw/dt <text:s/>+ w = Kg Uя <text:s/>(Uя <text:s/>–напряж якоря)</text:span></text:p>
      <text:p text:style-name="P45"><text:span text:style-name="T43">Tg – постоянная времени</text:span></text:p>
      <text:p text:style-name="P45"><text:span text:style-name="T43">Kg – коэффициент передачи </text:span><text:span text:style-name="T48">двигателя. У генератора свои есть</text:span></text:p>
      <text:p text:style-name="P46"><text:span text:style-name="T44">ТГ</text:span><text:span text:style-name="T45">: </text:span><text:span text:style-name="T44"><text:s/>u_тг = K_тг w</text:span></text:p>
      <text:p text:style-name="P46"><text:span text:style-name="T44">w – частота круговая.</text:span></text:p>
      <text:p text:style-name="P46"><text:span text:style-name="T44">Сумматор работает так: </text:span></text:p>
      <text:p text:style-name="P46"><text:span text:style-name="T44">u2 = u1 — u_тг (напряж тактового генератора)</text:span></text:p>
      <text:p text:style-name="P46"><text:span text:style-name="T44">УС: u3 = Ky u2 (коэфф усиления)</text:span></text:p>
      <text:p text:style-name="P46"><text:span text:style-name="T44">Г: Тг du_я/dt + uя = Kt u3</text:span></text:p>
      <text:p text:style-name="P46"><text:span text:style-name="T44"/></text:p>
      <text:p text:style-name="P47"><text:span text:style-name="T46">Решив систему относительно выходной величины w и входной u1 получим диффуру, которая описывает </text:span><text:span text:style-name="T47">работу </text:span><text:span text:style-name="T46">системы.</text:span></text:p>
      <text:p text:style-name="P45"><text:span text:style-name="T43"/></text:p>
      <text:p text:style-name="P48"><text:span text:style-name="T48">Тут можно решить диффуры, но можем решить и в виде </text:span><text:span text:style-name="T37">передаточных функций</text:span><text:span text:style-name="T48">. </text:span></text:p>
      <text:p text:style-name="P48"><text:span text:style-name="T48">ПФ</text:span></text:p>
      <text:p text:style-name="P48"><text:span text:style-name="T48">W_D (p) = Kg/ (Tg p + 1)</text:span></text:p>
      <text:p text:style-name="P48"><text:soft-page-break/><text:span text:style-name="T48">W_tg(p) = K_tg</text:span></text:p>
      <text:p text:style-name="P48"><text:span text:style-name="T48">W_amp(p) = K_amp</text:span></text:p>
      <text:p text:style-name="P49"><text:span text:style-name="T48">W_G(p) = K_g / (T_g p + 1)</text:span></text:p>
      <text:p text:style-name="P49"><text:span text:style-name="T48"/></text:p>
      <text:p text:style-name="P49"><text:span text:style-name="T49">При преобразовании схемы получим схему такого вида:</text:span></text:p>
      <text:p text:style-name="P50"><text:span text:style-name="T50">W(p) = K / (Tg (p) + 1)/ (Tg(p) + 1)</text:span></text:p>
      <text:p text:style-name="P51"><text:span text:style-name="T51">K = <text:s/>произведение всех K[i]</text:span></text:p>
      <text:p text:style-name="P51"><text:span text:style-name="T51"/></text:p>
      <text:p text:style-name="P51"><text:span text:style-name="T51">Это передаточная функция разомкнутой системы.</text:span></text:p>
      <text:p text:style-name="P51"><text:span text:style-name="T51"/></text:p>
      <text:p text:style-name="P52"><text:span text:style-name="T52">Решая далее, получим для замкнутой системы:</text:span></text:p>
      <text:p text:style-name="P52"><text:span text:style-name="T52">Ф(p) = W(p) / (1 + W(p))</text:span></text:p>
      <text:p text:style-name="P52"><text:span text:style-name="T52"/></text:p>
      <text:p text:style-name="P52"><text:span text:style-name="T52"/></text:p>
      <text:p text:style-name="P54"><text:span text:style-name="T53">Определение:</text:span></text:p>
      <text:p text:style-name="P53"><text:span text:style-name="T53">Передаточная функция <text:s/>- это отношение изображения по Лаплассу выходной величины к изображению по Лаплассу входной величины при нулевых начальных условиях.</text:span></text:p>
      <text:p text:style-name="P53"><text:span text:style-name="T53"/></text:p>
      <text:h text:style-name="Heading_20_1" text:outline-level="1"><text:span text:style-name="T54">Преобразование по Лаплассу и его свойства</text:span></text:h>
      <text:p text:style-name="P55"><text:span text:style-name="T54">Позволяет заменить решение диффур на алгебраические вычисления.</text:span></text:p>
      <text:p text:style-name="P56"><text:span text:style-name="T55">X(p) = L{x(t)} = int (x(t) exp(-pt), dt=0..inf).</text:span></text:p>
      <text:p text:style-name="P56"><text:span text:style-name="T55">Где p in C – комплексное число.</text:span></text:p>
      <text:p text:style-name="P57"><text:span text:style-name="T56">Свойства какие требуются?</text:span></text:p>
      <text:p text:style-name="P58"><text:span text:style-name="T57">1) линейность.</text:span></text:p>
      <text:p text:style-name="P58"><text:span text:style-name="T57">2) дифференцирование оригинала.</text:span></text:p>
      <text:p text:style-name="P58"><text:span text:style-name="T57">L[dx/dt] = p X(p) — X(0)</text:span><text:span text:style-name="T58">(t=</text:span><text:span text:style-name="T59">=</text:span><text:span text:style-name="T58"> </text:span><text:span text:style-name="T61">0</text:span><text:span text:style-name="T58">)</text:span></text:p>
      <text:p text:style-name="P59"><text:span text:style-name="T60">3) интегрирование оригинала.</text:span></text:p>
      <text:p text:style-name="P59"><text:span text:style-name="T60"><text:s/>L[int(0..t, x(tau) d tau)] = 1/p x(p)</text:span></text:p>
      <text:p text:style-name="P60"><text:span text:style-name="T61">4) свойство временного сдвига</text:span></text:p>
      <text:p text:style-name="P60"><text:span text:style-name="T61">L[x(t-tau)] = exp(-p tau) X(p)</text:span></text:p>
      <text:p text:style-name="P61"><text:span text:style-name="T62">5) теорема о конечном значении.</text:span></text:p>
      <text:p text:style-name="P61"><text:span text:style-name="T62">Lim X(t) <text:s/>(t-&gt;inf)</text:span><text:span text:style-name="T53"> </text:span><text:span text:style-name="T62">= <text:s/>p X(p) (p=0)</text:span></text:p>
      <text:p text:style-name="P61"><text:span text:style-name="T62">Lim X(t) <text:s/>(t-&gt;0)</text:span><text:span text:style-name="T53"> </text:span><text:span text:style-name="T62">= <text:s/>p X(p) (p-&gt; inf)</text:span></text:p>
      <text:p text:style-name="P62"><text:span text:style-name="T63">6) свёртка</text:span></text:p>
      <text:p text:style-name="P62"><text:span text:style-name="T63">int(0..inf, x1(t) x2(t-tau) dt) = x1(p) x2(p)</text:span></text:p>
      <text:p text:style-name="P63"><text:soft-page-break/><text:span text:style-name="T64">7) обратное преобразование Лапласса.</text:span></text:p>
      <text:p text:style-name="P64"><text:span text:style-name="T65">х(t) = 1/(2pi j ) int (-j inf... +j inf, X(p) exp(pt) dp)</text:span></text:p>
      <text:p text:style-name="P64"><text:span text:style-name="T65"/></text:p>
      <text:p text:style-name="P64"><text:span text:style-name="T65"/></text:p>
      <text:p text:style-name="P64"><text:span text:style-name="T65"/></text:p>
      <text:h text:style-name="Heading_20_1" text:outline-level="1"><text:span text:style-name="T65">Характеристики динамических звеньев</text:span></text:h>
      <text:p text:style-name="P64"><text:span text:style-name="T65">Все линейные звенья описываются линейными дифференциальными уравнениями и соответствующими им передаточными фнкциями.</text:span><text:span text:style-name="T66">2 вида характеристик:</text:span></text:p>
      <text:list xml:id="list1747034330945000984" text:style-name="L8">
        <text:list-item>
          <text:p text:style-name="P65"><text:span text:style-name="T66">статические</text:span></text:p>
        </text:list-item>
        <text:list-item>
          <text:p text:style-name="P65"><text:span text:style-name="T66">Динамические</text:span></text:p>
        </text:list-item>
      </text:list>
      <text:p text:style-name="P66"><text:span text:style-name="T66">Статичечкая – отношение выхода системы ко входу в установившемся режиме.</text:span></text:p>
      <text:p text:style-name="P67"><text:span text:style-name="T67">Все звенья можно тогда поделить на 3 типа:</text:span></text:p>
      <text:list xml:id="list692665607563485182" text:style-name="L9">
        <text:list-item>
          <text:p text:style-name="P68"><text:span text:style-name="T67">позиционного типа.x2 (t) = k x1(t) <text:s/>(1 – вход, 2 выход)</text:span></text:p>
        </text:list-item>
        <text:list-item>
          <text:p text:style-name="P68"><text:span text:style-name="T67">Интегрирующего типа. Там dx2(t)/dt = k x1(t) или x2 = int(0..t, k x1(tau) dtau</text:span><text:span text:style-name="T68">)</text:span></text:p>
        </text:list-item>
        <text:list-item>
          <text:p text:style-name="P69"><text:span text:style-name="T68">Дифференцирующего типа. Там x2(t) = k dx1/dt</text:span></text:p>
        </text:list-item>
      </text:list>
      <text:p text:style-name="P70"><text:span text:style-name="T69"/></text:p>
      <text:p text:style-name="P70"><text:span text:style-name="T69">Динамические характеристики.</text:span></text:p>
      <text:p text:style-name="P70"><text:span text:style-name="T69">Это реакция системы на типовое входное воздействие. </text:span></text:p>
      <text:p text:style-name="P71"><text:span text:style-name="T70">Какие типовые воздействия бывают?</text:span></text:p>
      <text:list xml:id="list4726629138758266857" text:style-name="L10">
        <text:list-item>
          <text:p text:style-name="P72"><text:span text:style-name="T70">Единичная ступенчатая функция. 0 (t&lt; 0), 1 (t &gt;= 0)</text:span></text:p>
        </text:list-item>
        <text:list-item>
          <text:p text:style-name="P73"><text:span text:style-name="T71">Единичная импульсная функция. delta(t) = inf (t=0), иначе 0. </text:span><text:span text:style-name="T72">(площадь 1)</text:span></text:p>
        </text:list-item>
        <text:list-item>
          <text:p text:style-name="P74"><text:span text:style-name="T72">Гармоническая функция. sin(w t </text:span><text:span text:style-name="T73">+ fi</text:span><text:span text:style-name="T72">).</text:span></text:p>
        </text:list-item>
      </text:list>
      <text:p text:style-name="P75"><text:span text:style-name="T72"/></text:p>
      <text:p text:style-name="P76"><text:span text:style-name="T74">В зависимости от вида воздействия типового, выделяют временные характеристики и частотные.</text:span></text:p>
      <text:list xml:id="list114020083906547192" text:style-name="L11">
        <text:list-item>
          <text:p text:style-name="P77"><text:span text:style-name="T74">Временные. </text:span></text:p>
          <text:list>
            <text:list-item>
              <text:p text:style-name="P77"><text:span text:style-name="T74">Переходная характеристика (h(t)) реакция системы на единичную ступенчатую функцию. На входе она, а на выходе что-то там. (колебание, которое сходится к изначальному, например)</text:span></text:p>
            </text:list-item>
            <text:list-item>
              <text:p text:style-name="P77"><text:span text:style-name="T74">Весовая функция (w(t)). Или импульсная переходная функция. Это реакция системы на (2)</text:span></text:p>
            </text:list-item>
            <text:list-item>
              <text:p text:style-name="P77"><text:span text:style-name="T74">Переходная и весовая функции связаны. w(t) = dh/ dt</text:span></text:p>
            </text:list-item>
            <text:list-item>
              <text:p text:style-name="P78"><text:span text:style-name="T75">знание этих функций полностью определяет динамические свойства системы. Там x2 = int (0..t, x(t</text:span><text:span text:style-name="T78">au</text:span><text:span text:style-name="T75">) w (t-tau) d tau</text:span><text:span text:style-name="T76">)</text:span></text:p>
            </text:list-item>
            <text:list-item>
              <text:p text:style-name="P79"><text:span text:style-name="T77">И передатоная функция тогда W(p) = int (0..inf w(t) exp (-pt) dt)</text:span></text:p>
            </text:list-item>
            <text:list-item>
              <text:p text:style-name="P80"><text:soft-page-break/><text:span text:style-name="T79">И так как с передаточной функцией есть связь, то она полностью тоже определяет систему.</text:span></text:p>
            </text:list-item>
          </text:list>
        </text:list-item>
        <text:list-item>
          <text:p text:style-name="P77"><text:span text:style-name="T74">Частотные</text:span></text:p>
        </text:list-item>
      </text:list>
      <text:p text:style-name="P76"><text:span text:style-name="T74"/></text:p>
      <text:h text:style-name="Heading_20_2" text:outline-level="2"><text:span text:style-name="T80">Рассмотрим основные параметры временнЫх функций.</text:span></text:h>
      <text:p text:style-name="P81"><text:span text:style-name="T81">В блокнотике.</text:span></text:p>
      <text:p text:style-name="P88"><text:span text:style-name="T82">Растущая прямая с волнами наверху.</text:span></text:p>
      <text:p text:style-name="P88"><draw:path text:anchor-type="paragraph" draw:z-index="102" draw:style-name="gr6" draw:text-style-name="P92" svg:width="11.549cm" svg:height="7.304cm" draw:transform="rotate (0.785398163397448) translate (0.397852177945644cm 4.47067162239009cm)" svg:viewBox="0 0 11550 7305" svg:d="m0 146c501 10 997 106 1497 149 505 45 1015 3 1521-24 474-26 950-92 1422-125 443-32 1054-341 1347 50 263 350-309 636-124 1172 212 617 689 171 997 200 396 37 537 543 624 923 80 349-116 906 449 1047 358 90 770 209 948 599 176 385 521 676 673 1073 158 410 633 427 898 698 264 268 491 575 724 873l224 275 300 199 50 50"><text:p/></draw:path><draw:frame text:anchor-type="paragraph" draw:z-index="105" draw:style-name="gr7" svg:width="1.624cm" svg:height="2.01cm" svg:x="-0.699cm" svg:y="0.27cm"><draw:text-box><text:p>h_max1</text:p><text:p/><text:p>h_st</text:p><text:p>1</text:p></draw:text-box></draw:frame><text:span text:style-name="T82"/></text:p>
      <text:p text:style-name="P88"><draw:line text:anchor-type="paragraph" draw:z-index="106" draw:style-name="gr6" draw:text-style-name="P92" svg:x1="17.223cm" svg:y1="-0.123cm" svg:x2="1.524cm" svg:y2="-0.194cm"><text:p/></draw:line><text:span text:style-name="T82"/></text:p>
      <text:p text:style-name="P88"><draw:line text:anchor-type="paragraph" draw:z-index="103" draw:style-name="gr6" draw:text-style-name="P92" svg:x1="16.906cm" svg:y1="0.152cm" svg:x2="1.207cm" svg:y2="0.081cm"><text:p/></draw:line><text:span text:style-name="T82"/></text:p>
      <text:p text:style-name="P88"><draw:line text:anchor-type="paragraph" draw:z-index="104" draw:style-name="gr6" draw:text-style-name="P92" svg:x1="17.117cm" svg:y1="-0.048cm" svg:x2="0.501cm" svg:y2="-0.048cm"><text:p/></draw:line><text:span text:style-name="T82"/></text:p>
      <text:p text:style-name="P88"><text:span text:style-name="T82"/></text:p>
      <text:p text:style-name="P88"><text:span text:style-name="T82"/></text:p>
      <text:p text:style-name="P88"><text:span text:style-name="T82"/></text:p>
      <text:p text:style-name="P81"><text:span text:style-name="T81">Параметры </text:span><text:span text:style-name="T92">(h_max[i] – это экстремумы, а не максимумы)</text:span></text:p>
      <text:list xml:id="list2748417821442409477" text:style-name="L12">
        <text:list-item>
          <text:p text:style-name="P82"><text:span text:style-name="T81">Статическая ошибка. Eps = |1 — h_stable| <text:s/>(установившееся значение). </text:span><text:span text:style-name="T82">Если eps != 0, то система статическая. </text:span><text:span text:style-name="T83">Иначе астатические.</text:span></text:p>
        </text:list-item>
        <text:list-item>
          <text:p text:style-name="P83"><text:span text:style-name="T84">Динамическое отклонение (h_max — h_st)</text:span></text:p>
        </text:list-item>
        <text:list-item>
          <text:p text:style-name="P83"><text:span text:style-name="T84">Время регулирования </text:span><text:span text:style-name="T93">T_R</text:span><text:span text:style-name="T84">. Это время, после которого <text:s/>разность между текущим значением выходного сигнала и установившимся значением будет иметь величину, меньшую DELTA. <text:tab/><text:line-break/>Где DELTA <text:s/>= <text:s/>| (h(t) — h_st)/h_st| * 100%<text:tab/> </text:span><text:span text:style-name="T85"><text:line-break/>Обычно, берут 5%.</text:span></text:p>
        </text:list-item>
        <text:list-item>
          <text:p text:style-name="P84"><text:span text:style-name="T86">Перерегулирование. <text:s/></text:span><text:span text:style-name="T87">SIGMA = (h_max1 — h_st )/ h_st * 100%</text:span></text:p>
        </text:list-item>
        <text:list-item>
          <text:p text:style-name="P85"><text:span text:style-name="T88">Время нарастания. Время, за которое система достигает установившегося значения. </text:span><text:span text:style-name="T89">Просто первое совпадение.</text:span></text:p>
        </text:list-item>
        <text:list-item>
          <text:p text:style-name="P86"><text:span text:style-name="T90">Логарифмический декремент затухания. </text:span><text:span text:style-name="T91">Там <text:line-break/></text:span><text:span text:style-name="T38">d = ln | (h_max1 — h_st) / (h_max2 — h_st) | <text:s/><text:tab/></text:span></text:p>
        </text:list-item>
        <text:list-item>
          <text:p text:style-name="P87"><text:span text:style-name="T93">Число колебаний N, число максимумов функции h(t) на промежутке от 0 до t_</text:span><text:span text:style-name="T94">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0%" fo:text-align="justify" style:justify-single-word="false" fo:orphans="2" fo:widows="2" style:writing-mode="lr-tb"/>
      <style:text-properties style:use-window-font-color="true" style:font-name="Georgia"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Bookman Old Style" fo:font-weight="25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cm" fo:margin-bottom="0.423cm" style:contextual-spacing="false" fo:text-align="center" style:justify-single-word="false" fo:keep-together="always" fo:keep-with-next="always"/>
      <style:text-properties style:font-name="Bookman Old Style1" fo:font-size="14pt" fo:font-weight="600"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49cm" fo:margin-bottom="0.423cm" style:contextual-spacing="false" fo:text-align="start" style:justify-single-word="false" fo:keep-together="always" fo:keep-with-next="always"/>
      <style:text-properties style:font-name="Bookman Old Style2" fo:font-size="13pt" fo:font-style="italic" fo:font-weight="600" style:font-size-asian="13pt" style:font-style-asian="italic" style:font-weight-asian="bold" style:font-size-complex="13pt" style:font-weight-complex="bold"/>
    </style:style>
    <style:style style:name="No_20_Spacing" style:display-name="No Spacing" style:family="paragraph" style:default-outline-level="1" style:list-style-name="">
      <style:paragraph-properties fo:margin-top="0cm" fo:margin-bottom="0.423cm" style:contextual-spacing="false" fo:line-height="100%" fo:text-align="center" style:justify-single-word="false" fo:orphans="2" fo:widows="2" style:writing-mode="lr-tb"/>
      <style:text-properties style:use-window-font-color="true" style:font-name="Georgia" fo:font-size="16pt" fo:font-style="italic" fo:font-weight="bold" style:font-size-asian="16pt" style:font-style-asian="italic" style:font-weight-asian="bold"/>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Georgia"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style:font-name="Cambria" fo:font-size="13pt" fo:font-style="italic" fo:font-weight="bold" style:font-size-asian="13pt" style:font-style-asian="italic" style:font-weight-asian="bold" style:font-size-complex="13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Кислицын Илья</meta:initial-creator>
    <meta:editing-cycles>764</meta:editing-cycles>
    <meta:creation-date>2012-10-08T07:35:00</meta:creation-date>
    <dc:date>2013-09-13T15:16:24</dc:date>
    <meta:editing-duration>PT19H46M58S</meta:editing-duration>
    <meta:generator>LibreOffice/4.0.2.2$Linux_X86_64 LibreOffice_project/400m0$Build-2</meta:generator>
    <meta:document-statistic meta:table-count="0" meta:image-count="0" meta:object-count="0" meta:page-count="8" meta:paragraph-count="161" meta:word-count="1295" meta:character-count="9067" meta:non-whitespace-character-count="79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